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sigma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1.77457286534724" calcext:value-type="float">
            <text:p>1.77457286534724</text:p>
          </table:table-cell>
          <table:table-cell table:formula="of:=AVERAGE([.A2:.A10])" office:value-type="float" office:value="1.77883527908373" calcext:value-type="float">
            <text:p>1.77883527908373</text:p>
          </table:table-cell>
          <table:table-cell table:formula="of:=([.B$2]-[.A2])^2" office:value-type="float" office:value="0.0000181681708610352" calcext:value-type="float">
            <text:p>1.81681708610352E-05</text:p>
          </table:table-cell>
          <table:table-cell table:formula="of:=STDEV([.A2:.A10])" office:value-type="float" office:value="0.0822891948482487" calcext:value-type="float">
            <text:p>0.082289194848249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1.90267408818495" calcext:value-type="float">
            <text:p>1.90267408818495</text:p>
          </table:table-cell>
          <table:table-cell/>
          <table:table-cell table:formula="of:=([.B$2]-[.A3])^2" office:value-type="float" office:value="0.0153360506396079" calcext:value-type="float">
            <text:p>0.015336050639608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80131622236248" calcext:value-type="float">
            <text:p>1.80131622236248</text:p>
          </table:table-cell>
          <table:table-cell/>
          <table:table-cell table:formula="of:=([.B$2]-[.A4])^2" office:value-type="float" office:value="0.000505392810702277" calcext:value-type="float">
            <text:p>0.000505392810702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72308078406806" calcext:value-type="float">
            <text:p>1.72308078406806</text:p>
          </table:table-cell>
          <table:table-cell/>
          <table:table-cell table:formula="of:=([.B$2]-[.A5])^2" office:value-type="float" office:value="0.0031085637144526" calcext:value-type="float">
            <text:p>0.003108563714453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77466241279344" calcext:value-type="float">
            <text:p>1.77466241279344</text:p>
          </table:table-cell>
          <table:table-cell/>
          <table:table-cell table:formula="of:=([.B$2]-[.A6])^2" office:value-type="float" office:value="0.0000174128130766554" calcext:value-type="float">
            <text:p>1.74128130766554E-05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63569530903039" calcext:value-type="float">
            <text:p>1.63569530903039</text:p>
          </table:table-cell>
          <table:table-cell/>
          <table:table-cell table:formula="of:=([.B$2]-[.A7])^2" office:value-type="float" office:value="0.0204890510268717" calcext:value-type="float">
            <text:p>0.020489051026872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75756454175814" calcext:value-type="float">
            <text:p>1.75756454175814</text:p>
          </table:table-cell>
          <table:table-cell/>
          <table:table-cell table:formula="of:=([.B$2]-[.A8])^2" office:value-type="float" office:value="0.000452444266374334" calcext:value-type="float">
            <text:p>0.000452444266374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89366400817966" calcext:value-type="float">
            <text:p>1.89366400817966</text:p>
          </table:table-cell>
          <table:table-cell/>
          <table:table-cell table:formula="of:=([.B$2]-[.A9])^2" office:value-type="float" office:value="0.013185637025786" calcext:value-type="float">
            <text:p>0.013185637025786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1.74628728002923" calcext:value-type="float">
            <text:p>1.74628728002923</text:p>
          </table:table-cell>
          <table:table-cell/>
          <table:table-cell table:formula="of:=([.B$2]-[.A10])^2" office:value-type="float" office:value="0.00105937224245187" calcext:value-type="float">
            <text:p>0.001059372242452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3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float" office:value="0.883162684620956" calcext:value-type="float">
            <text:p>0.883162684620956</text:p>
          </table:table-cell>
          <table:table-cell table:formula="of:=COM.MICROSOFT.NORM.INV([.A14];1.5;0.01)" office:value-type="float" office:value="1.51190946391661" calcext:value-type="float">
            <text:p>1.51190946391661</text:p>
          </table:table-cell>
          <table:table-cell/>
          <table:table-cell table:formula="of:=COM.MICROSOFT.NORM.INV([.A14];1.7;0.01)" office:value-type="float" office:value="1.71190946391661" calcext:value-type="float">
            <text:p>1.71190946391661</text:p>
          </table:table-cell>
          <table:table-cell/>
          <table:table-cell table:formula="of:=COM.MICROSOFT.NORM.INV([.A14];1.9;0.01)" office:value-type="float" office:value="1.91190946391661" calcext:value-type="float">
            <text:p>1.91190946391661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float" office:value="0.777175010069464" calcext:value-type="float">
            <text:p>0.777175010069464</text:p>
          </table:table-cell>
          <table:table-cell table:formula="of:=COM.MICROSOFT.NORM.INV([.A15];1.5;0.01)" office:value-type="float" office:value="1.50762687176833" calcext:value-type="float">
            <text:p>1.50762687176833</text:p>
          </table:table-cell>
          <table:table-cell/>
          <table:table-cell table:formula="of:=COM.MICROSOFT.NORM.INV([.A15];1.7;0.01)" office:value-type="float" office:value="1.70762687176833" calcext:value-type="float">
            <text:p>1.70762687176833</text:p>
          </table:table-cell>
          <table:table-cell/>
          <table:table-cell table:formula="of:=COM.MICROSOFT.NORM.INV([.A15];1.9;0.01)" office:value-type="float" office:value="1.90762687176833" calcext:value-type="float">
            <text:p>1.90762687176833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float" office:value="0.476324157638819" calcext:value-type="float">
            <text:p>0.476324157638819</text:p>
          </table:table-cell>
          <table:table-cell table:formula="of:=COM.MICROSOFT.NORM.INV([.A16];1.5;0.01)" office:value-type="float" office:value="1.49940618584575" calcext:value-type="float">
            <text:p>1.49940618584575</text:p>
          </table:table-cell>
          <table:table-cell/>
          <table:table-cell table:formula="of:=COM.MICROSOFT.NORM.INV([.A16];1.7;0.01)" office:value-type="float" office:value="1.69940618584575" calcext:value-type="float">
            <text:p>1.69940618584575</text:p>
          </table:table-cell>
          <table:table-cell/>
          <table:table-cell table:formula="of:=COM.MICROSOFT.NORM.INV([.A16];1.9;0.01)" office:value-type="float" office:value="1.89940618584575" calcext:value-type="float">
            <text:p>1.89940618584575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float" office:value="0.53785504982344" calcext:value-type="float">
            <text:p>0.53785504982344</text:p>
          </table:table-cell>
          <table:table-cell table:formula="of:=COM.MICROSOFT.NORM.INV([.A17];1.5;0.01)" office:value-type="float" office:value="1.5009503138216" calcext:value-type="float">
            <text:p>1.5009503138216</text:p>
          </table:table-cell>
          <table:table-cell/>
          <table:table-cell table:formula="of:=COM.MICROSOFT.NORM.INV([.A17];1.7;0.01)" office:value-type="float" office:value="1.7009503138216" calcext:value-type="float">
            <text:p>1.7009503138216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.607720469182241" calcext:value-type="float">
            <text:p>0.607720469182241</text:p>
          </table:table-cell>
          <table:table-cell table:formula="of:=COM.MICROSOFT.NORM.INV([.A18];1.5;0.01)" office:value-type="float" office:value="1.50273382684674" calcext:value-type="float">
            <text:p>1.50273382684674</text:p>
          </table:table-cell>
          <table:table-cell/>
          <table:table-cell table:formula="of:=COM.MICROSOFT.NORM.INV([.A18];1.7;0.01)" office:value-type="float" office:value="1.70273382684674" calcext:value-type="float">
            <text:p>1.70273382684674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.35447310396826" calcext:value-type="float">
            <text:p>0.35447310396826</text:p>
          </table:table-cell>
          <table:table-cell table:formula="of:=COM.MICROSOFT.NORM.INV([.A19];1.5;0.01)" office:value-type="float" office:value="1.49626728261015" calcext:value-type="float">
            <text:p>1.49626728261015</text:p>
          </table:table-cell>
          <table:table-cell/>
          <table:table-cell table:formula="of:=COM.MICROSOFT.NORM.INV([.A19];1.7;0.01)" office:value-type="float" office:value="1.69626728261015" calcext:value-type="float">
            <text:p>1.69626728261015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.242936528577231" calcext:value-type="float">
            <text:p>0.242936528577231</text:p>
          </table:table-cell>
          <table:table-cell table:formula="of:=COM.MICROSOFT.NORM.INV([.A20];1.5;0.01)" office:value-type="float" office:value="1.49303112270034" calcext:value-type="float">
            <text:p>1.49303112270034</text:p>
          </table:table-cell>
          <table:table-cell table:number-columns-repeated="14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u1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sigma2</text:p>
          </table:table-cell>
          <table:table-cell office:value-type="string" calcext:value-type="string">
            <text:p>mu3</text:p>
          </table:table-cell>
          <table:table-cell office:value-type="string" calcext:value-type="string">
            <text:p>sigma3</text:p>
          </table:table-cell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office:value-type="string" calcext:value-type="string">
            <text:p>p(xi|N1)</text:p>
          </table:table-cell>
          <table:table-cell office:value-type="string" calcext:value-type="string">
            <text:p>p(xi|N2)</text:p>
          </table:table-cell>
          <table:table-cell office:value-type="string" calcext:value-type="string">
            <text:p>p(xi|N3)</text:p>
          </table:table-cell>
          <table:table-cell office:value-type="string" calcext:value-type="string">
            <text:p>p(N1|xi)</text:p>
          </table:table-cell>
          <table:table-cell office:value-type="string" calcext:value-type="string">
            <text:p>p(N2|xi)</text:p>
          </table:table-cell>
          <table:table-cell table:style-name="Default" office:value-type="string" calcext:value-type="string">
            <text:p>p(N3|xi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1190946391661" calcext:value-type="float">
            <text:p>1.51190946391661</text:p>
          </table:table-cell>
          <table:table-cell table:formula="of:=1.6" office:value-type="float" office:value="1.6" calcext:value-type="float">
            <text:p>1.6</text:p>
          </table:table-cell>
          <table:table-cell table:formula="of:=0.1" office:value-type="float" office:value="0.1" calcext:value-type="float">
            <text:p>0.1</text:p>
          </table:table-cell>
          <table:table-cell table:formula="of:=1.7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style-name="ce1" table:formula="of:=1/3" office:value-type="float" office:value="0.333333333333333" calcext:value-type="float">
            <text:p>0.333333333333333</text:p>
          </table:table-cell>
          <table:table-cell table:style-name="ce1" table:formula="of:=1/3" office:value-type="float" office:value="0.333333333333333" calcext:value-type="float">
            <text:p>0.333333333333333</text:p>
          </table:table-cell>
          <table:table-cell table:style-name="ce1" table:formula="of:=1/3" office:value-type="float" office:value="0.333333333333333" calcext:value-type="float">
            <text:p>0.333333333333333</text:p>
          </table:table-cell>
          <table:table-cell table:formula="of:=COM.MICROSOFT.NORM.DIST([.$B26];[.C$26];[.D$26];0)" office:value-type="float" office:value="2.70648144744325" calcext:value-type="float">
            <text:p>2.70648144744325</text:p>
          </table:table-cell>
          <table:table-cell table:formula="of:=COM.MICROSOFT.NORM.DIST([.$B26];[.E$26];[.F$26];0)" office:value-type="float" office:value="1.09252283591596" calcext:value-type="float">
            <text:p>1.09252283591596</text:p>
          </table:table-cell>
          <table:table-cell table:formula="of:=COM.MICROSOFT.NORM.DIST([.$B26];[.G$26];[.H$26];0)" office:value-type="float" office:value="0.70683884361885" calcext:value-type="float">
            <text:p>0.70683884361885</text:p>
          </table:table-cell>
          <table:table-cell table:formula="of:=([.$L26]*[.I$26])/(([.$L26]*[.I$26])+([.$M26]*[.J$26])+([.$N26]*[.K$26]))" office:value-type="float" office:value="0.600660380570864" calcext:value-type="float">
            <text:p>0.600660380570864</text:p>
          </table:table-cell>
          <table:table-cell table:formula="of:=([.$M26]*[.J$26])/(([.$L26]*[.I$26])+([.$M26]*[.J$26])+([.$N26]*[.K$26]))" office:value-type="float" office:value="0.242468014337792" calcext:value-type="float">
            <text:p>0.242468014337792</text:p>
          </table:table-cell>
          <table:table-cell table:formula="of:=([.$N26]*[.K$26])/(([.$L26]*[.I$26])+([.$M26]*[.J$26])+([.$N26]*[.K$26]))" office:value-type="float" office:value="0.156871605091344" calcext:value-type="float">
            <text:p>0.156871605091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762687176833" calcext:value-type="float">
            <text:p>1.50762687176833</text:p>
          </table:table-cell>
          <table:table-cell table:number-columns-repeated="9"/>
          <table:table-cell table:formula="of:=COM.MICROSOFT.NORM.DIST([.$B27];[.C$26];[.D$26];0)" office:value-type="float" office:value="2.60389088030663" calcext:value-type="float">
            <text:p>2.60389088030663</text:p>
          </table:table-cell>
          <table:table-cell table:formula="of:=COM.MICROSOFT.NORM.DIST([.$B27];[.E$26];[.F$26];0)" office:value-type="float" office:value="1.08267788003904" calcext:value-type="float">
            <text:p>1.08267788003904</text:p>
          </table:table-cell>
          <table:table-cell table:formula="of:=COM.MICROSOFT.NORM.DIST([.$B27];[.G$26];[.H$26];0)" office:value-type="float" office:value="0.68521254980093" calcext:value-type="float">
            <text:p>0.68521254980093</text:p>
          </table:table-cell>
          <table:table-cell table:formula="of:=([.$L27]*[.I$26])/(([.$L27]*[.I$26])+([.$M27]*[.J$26])+([.$N27]*[.K$26]))" office:value-type="float" office:value="0.595613251345207" calcext:value-type="float">
            <text:p>0.595613251345207</text:p>
          </table:table-cell>
          <table:table-cell table:formula="of:=([.$M27]*[.J$26])/(([.$L27]*[.I$26])+([.$M27]*[.J$26])+([.$N27]*[.K$26]))" office:value-type="float" office:value="0.247651427011279" calcext:value-type="float">
            <text:p>0.247651427011279</text:p>
          </table:table-cell>
          <table:table-cell table:formula="of:=([.$N27]*[.K$26])/(([.$L27]*[.I$26])+([.$M27]*[.J$26])+([.$N27]*[.K$26]))" office:value-type="float" office:value="0.156735321643514" calcext:value-type="float">
            <text:p>0.156735321643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940618584575" calcext:value-type="float">
            <text:p>1.49940618584575</text:p>
          </table:table-cell>
          <table:table-cell table:number-columns-repeated="9"/>
          <table:table-cell table:formula="of:=COM.MICROSOFT.NORM.DIST([.$B28];[.C$26];[.D$26];0)" office:value-type="float" office:value="2.40533884971229" calcext:value-type="float">
            <text:p>2.40533884971229</text:p>
          </table:table-cell>
          <table:table-cell table:formula="of:=COM.MICROSOFT.NORM.DIST([.$B28];[.E$26];[.F$26];0)" office:value-type="float" office:value="1.06342039708799" calcext:value-type="float">
            <text:p>1.06342039708799</text:p>
          </table:table-cell>
          <table:table-cell table:formula="of:=COM.MICROSOFT.NORM.DIST([.$B28];[.G$26];[.H$26];0)" office:value-type="float" office:value="0.644707447648036" calcext:value-type="float">
            <text:p>0.644707447648036</text:p>
          </table:table-cell>
          <table:table-cell table:formula="of:=([.$L28]*[.I$26])/(([.$L28]*[.I$26])+([.$M28]*[.J$26])+([.$N28]*[.K$26]))" office:value-type="float" office:value="0.584747374509832" calcext:value-type="float">
            <text:p>0.584747374509832</text:p>
          </table:table-cell>
          <table:table-cell table:formula="of:=([.$M28]*[.J$26])/(([.$L28]*[.I$26])+([.$M28]*[.J$26])+([.$N28]*[.K$26]))" office:value-type="float" office:value="0.258521698625449" calcext:value-type="float">
            <text:p>0.258521698625449</text:p>
          </table:table-cell>
          <table:table-cell table:formula="of:=([.$N28]*[.K$26])/(([.$L28]*[.I$26])+([.$M28]*[.J$26])+([.$N28]*[.K$26]))" office:value-type="float" office:value="0.156730926864719" calcext:value-type="float">
            <text:p>0.156730926864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09503138216" calcext:value-type="float">
            <text:p>1.5009503138216</text:p>
          </table:table-cell>
          <table:table-cell table:number-columns-repeated="9"/>
          <table:table-cell table:formula="of:=COM.MICROSOFT.NORM.DIST([.$B29];[.C$26];[.D$26];0)" office:value-type="float" office:value="2.44270136373189" calcext:value-type="float">
            <text:p>2.44270136373189</text:p>
          </table:table-cell>
          <table:table-cell table:formula="of:=COM.MICROSOFT.NORM.DIST([.$B29];[.E$26];[.F$26];0)" office:value-type="float" office:value="1.06707241747454" calcext:value-type="float">
            <text:p>1.06707241747454</text:p>
          </table:table-cell>
          <table:table-cell table:formula="of:=COM.MICROSOFT.NORM.DIST([.$B29];[.G$26];[.H$26];0)" office:value-type="float" office:value="0.652212691814084" calcext:value-type="float">
            <text:p>0.652212691814084</text:p>
          </table:table-cell>
          <table:table-cell table:formula="of:=([.$L29]*[.I$26])/(([.$L29]*[.I$26])+([.$M29]*[.J$26])+([.$N29]*[.K$26]))" office:value-type="float" office:value="0.586907569153902" calcext:value-type="float">
            <text:p>0.586907569153902</text:p>
          </table:table-cell>
          <table:table-cell table:formula="of:=([.$M29]*[.J$26])/(([.$L29]*[.I$26])+([.$M29]*[.J$26])+([.$N29]*[.K$26]))" office:value-type="float" office:value="0.256385364150432" calcext:value-type="float">
            <text:p>0.256385364150432</text:p>
          </table:table-cell>
          <table:table-cell table:formula="of:=([.$N29]*[.K$26])/(([.$L29]*[.I$26])+([.$M29]*[.J$26])+([.$N29]*[.K$26]))" office:value-type="float" office:value="0.156707066695666" calcext:value-type="float">
            <text:p>0.156707066695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273382684674" calcext:value-type="float">
            <text:p>1.50273382684674</text:p>
          </table:table-cell>
          <table:table-cell table:number-columns-repeated="9"/>
          <table:table-cell table:formula="of:=COM.MICROSOFT.NORM.DIST([.$B30];[.C$26];[.D$26];0)" office:value-type="float" office:value="2.48584126080947" calcext:value-type="float">
            <text:p>2.48584126080947</text:p>
          </table:table-cell>
          <table:table-cell table:formula="of:=COM.MICROSOFT.NORM.DIST([.$B30];[.E$26];[.F$26];0)" office:value-type="float" office:value="1.07127089769606" calcext:value-type="float">
            <text:p>1.07127089769606</text:p>
          </table:table-cell>
          <table:table-cell table:formula="of:=COM.MICROSOFT.NORM.DIST([.$B30];[.G$26];[.H$26];0)" office:value-type="float" office:value="0.660941237791952" calcext:value-type="float">
            <text:p>0.660941237791952</text:p>
          </table:table-cell>
          <table:table-cell table:formula="of:=([.$L30]*[.I$26])/(([.$L30]*[.I$26])+([.$M30]*[.J$26])+([.$N30]*[.K$26]))" office:value-type="float" office:value="0.589333758314081" calcext:value-type="float">
            <text:p>0.589333758314081</text:p>
          </table:table-cell>
          <table:table-cell table:formula="of:=([.$M30]*[.J$26])/(([.$L30]*[.I$26])+([.$M30]*[.J$26])+([.$N30]*[.K$26]))" office:value-type="float" office:value="0.2539728156681" calcext:value-type="float">
            <text:p>0.2539728156681</text:p>
          </table:table-cell>
          <table:table-cell table:formula="of:=([.$N30]*[.K$26])/(([.$L30]*[.I$26])+([.$M30]*[.J$26])+([.$N30]*[.K$26]))" office:value-type="float" office:value="0.15669342601782" calcext:value-type="float">
            <text:p>0.15669342601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626728261015" calcext:value-type="float">
            <text:p>1.49626728261015</text:p>
          </table:table-cell>
          <table:table-cell table:number-columns-repeated="9"/>
          <table:table-cell table:formula="of:=COM.MICROSOFT.NORM.DIST([.$B31];[.C$26];[.D$26];0)" office:value-type="float" office:value="2.32942796053564" calcext:value-type="float">
            <text:p>2.32942796053564</text:p>
          </table:table-cell>
          <table:table-cell table:formula="of:=COM.MICROSOFT.NORM.DIST([.$B31];[.E$26];[.F$26];0)" office:value-type="float" office:value="1.05594881642556" calcext:value-type="float">
            <text:p>1.05594881642556</text:p>
          </table:table-cell>
          <table:table-cell table:formula="of:=COM.MICROSOFT.NORM.DIST([.$B31];[.G$26];[.H$26];0)" office:value-type="float" office:value="0.629600261879398" calcext:value-type="float">
            <text:p>0.629600261879398</text:p>
          </table:table-cell>
          <table:table-cell table:formula="of:=([.$L31]*[.I$26])/(([.$L31]*[.I$26])+([.$M31]*[.J$26])+([.$N31]*[.K$26]))" office:value-type="float" office:value="0.58018462820607" calcext:value-type="float">
            <text:p>0.58018462820607</text:p>
          </table:table-cell>
          <table:table-cell table:formula="of:=([.$M31]*[.J$26])/(([.$L31]*[.I$26])+([.$M31]*[.J$26])+([.$N31]*[.K$26]))" office:value-type="float" office:value="0.263002454611916" calcext:value-type="float">
            <text:p>0.263002454611916</text:p>
          </table:table-cell>
          <table:table-cell table:formula="of:=([.$N31]*[.K$26])/(([.$L31]*[.I$26])+([.$M31]*[.J$26])+([.$N31]*[.K$26]))" office:value-type="float" office:value="0.156812917182014" calcext:value-type="float">
            <text:p>0.156812917182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303112270034" calcext:value-type="float">
            <text:p>1.49303112270034</text:p>
          </table:table-cell>
          <table:table-cell table:number-columns-repeated="9"/>
          <table:table-cell table:formula="of:=COM.MICROSOFT.NORM.DIST([.$B32];[.C$26];[.D$26];0)" office:value-type="float" office:value="2.25134884722712" calcext:value-type="float">
            <text:p>2.25134884722712</text:p>
          </table:table-cell>
          <table:table-cell table:formula="of:=COM.MICROSOFT.NORM.DIST([.$B32];[.E$26];[.F$26];0)" office:value-type="float" office:value="1.04818054618063" calcext:value-type="float">
            <text:p>1.04818054618063</text:p>
          </table:table-cell>
          <table:table-cell table:formula="of:=COM.MICROSOFT.NORM.DIST([.$B32];[.G$26];[.H$26];0)" office:value-type="float" office:value="0.614237101762328" calcext:value-type="float">
            <text:p>0.614237101762328</text:p>
          </table:table-cell>
          <table:table-cell table:formula="of:=([.$L32]*[.I$26])/(([.$L32]*[.I$26])+([.$M32]*[.J$26])+([.$N32]*[.K$26]))" office:value-type="float" office:value="0.575238418031703" calcext:value-type="float">
            <text:p>0.575238418031703</text:p>
          </table:table-cell>
          <table:table-cell table:formula="of:=([.$M32]*[.J$26])/(([.$L32]*[.I$26])+([.$M32]*[.J$26])+([.$N32]*[.K$26]))" office:value-type="float" office:value="0.267818876643299" calcext:value-type="float">
            <text:p>0.267818876643299</text:p>
          </table:table-cell>
          <table:table-cell table:formula="of:=([.$N32]*[.K$26])/(([.$L32]*[.I$26])+([.$M32]*[.J$26])+([.$N32]*[.K$26]))" office:value-type="float" office:value="0.156942705324998" calcext:value-type="float">
            <text:p>0.156942705324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1190946391661" calcext:value-type="float">
            <text:p>1.71190946391661</text:p>
          </table:table-cell>
          <table:table-cell table:number-columns-repeated="9"/>
          <table:table-cell table:formula="of:=COM.MICROSOFT.NORM.DIST([.$B33];[.C$26];[.D$26];0)" office:value-type="float" office:value="2.13285221935074" calcext:value-type="float">
            <text:p>2.13285221935074</text:p>
          </table:table-cell>
          <table:table-cell table:formula="of:=COM.MICROSOFT.NORM.DIST([.$B33];[.E$26];[.F$26];0)" office:value-type="float" office:value="1.32876016017603" calcext:value-type="float">
            <text:p>1.32876016017603</text:p>
          </table:table-cell>
          <table:table-cell table:formula="of:=COM.MICROSOFT.NORM.DIST([.$B33];[.G$26];[.H$26];0)" office:value-type="float" office:value="1.81031361348262" calcext:value-type="float">
            <text:p>1.81031361348262</text:p>
          </table:table-cell>
          <table:table-cell table:formula="of:=([.$L33]*[.I$26])/(([.$L33]*[.I$26])+([.$M33]*[.J$26])+([.$N33]*[.K$26]))" office:value-type="float" office:value="0.404567936306184" calcext:value-type="float">
            <text:p>0.404567936306184</text:p>
          </table:table-cell>
          <table:table-cell table:formula="of:=([.$M33]*[.J$26])/(([.$L33]*[.I$26])+([.$M33]*[.J$26])+([.$N33]*[.K$26]))" office:value-type="float" office:value="0.252044539687768" calcext:value-type="float">
            <text:p>0.252044539687768</text:p>
          </table:table-cell>
          <table:table-cell table:formula="of:=([.$N33]*[.K$26])/(([.$L33]*[.I$26])+([.$M33]*[.J$26])+([.$N33]*[.K$26]))" office:value-type="float" office:value="0.343387524006048" calcext:value-type="float">
            <text:p>0.343387524006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0762687176833" calcext:value-type="float">
            <text:p>1.70762687176833</text:p>
          </table:table-cell>
          <table:table-cell table:number-columns-repeated="9"/>
          <table:table-cell table:formula="of:=COM.MICROSOFT.NORM.DIST([.$B34];[.C$26];[.D$26];0)" office:value-type="float" office:value="2.23550998547691" calcext:value-type="float">
            <text:p>2.23550998547691</text:p>
          </table:table-cell>
          <table:table-cell table:formula="of:=COM.MICROSOFT.NORM.DIST([.$B34];[.E$26];[.F$26];0)" office:value-type="float" office:value="1.32937792738912" calcext:value-type="float">
            <text:p>1.32937792738912</text:p>
          </table:table-cell>
          <table:table-cell table:formula="of:=COM.MICROSOFT.NORM.DIST([.$B34];[.G$26];[.H$26];0)" office:value-type="float" office:value="1.79290900642068" calcext:value-type="float">
            <text:p>1.79290900642068</text:p>
          </table:table-cell>
          <table:table-cell table:formula="of:=([.$L34]*[.I$26])/(([.$L34]*[.I$26])+([.$M34]*[.J$26])+([.$N34]*[.K$26]))" office:value-type="float" office:value="0.417244255270229" calcext:value-type="float">
            <text:p>0.417244255270229</text:p>
          </table:table-cell>
          <table:table-cell table:formula="of:=([.$M34]*[.J$26])/(([.$L34]*[.I$26])+([.$M34]*[.J$26])+([.$N34]*[.K$26]))" office:value-type="float" office:value="0.248120253047236" calcext:value-type="float">
            <text:p>0.248120253047236</text:p>
          </table:table-cell>
          <table:table-cell table:formula="of:=([.$N34]*[.K$26])/(([.$L34]*[.I$26])+([.$M34]*[.J$26])+([.$N34]*[.K$26]))" office:value-type="float" office:value="0.334635491682535" calcext:value-type="float">
            <text:p>0.334635491682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940618584575" calcext:value-type="float">
            <text:p>1.69940618584575</text:p>
          </table:table-cell>
          <table:table-cell table:number-columns-repeated="9"/>
          <table:table-cell table:formula="of:=COM.MICROSOFT.NORM.DIST([.$B35];[.C$26];[.D$26];0)" office:value-type="float" office:value="2.43407564016914" calcext:value-type="float">
            <text:p>2.43407564016914</text:p>
          </table:table-cell>
          <table:table-cell table:formula="of:=COM.MICROSOFT.NORM.DIST([.$B35];[.E$26];[.F$26];0)" office:value-type="float" office:value="1.32980499628266" calcext:value-type="float">
            <text:p>1.32980499628266</text:p>
          </table:table-cell>
          <table:table-cell table:formula="of:=COM.MICROSOFT.NORM.DIST([.$B35];[.G$26];[.H$26];0)" office:value-type="float" office:value="1.75770755797942" calcext:value-type="float">
            <text:p>1.75770755797942</text:p>
          </table:table-cell>
          <table:table-cell table:formula="of:=([.$L35]*[.I$26])/(([.$L35]*[.I$26])+([.$M35]*[.J$26])+([.$N35]*[.K$26]))" office:value-type="float" office:value="0.440828898218817" calcext:value-type="float">
            <text:p>0.440828898218817</text:p>
          </table:table-cell>
          <table:table-cell table:formula="of:=([.$M35]*[.J$26])/(([.$L35]*[.I$26])+([.$M35]*[.J$26])+([.$N35]*[.K$26]))" office:value-type="float" office:value="0.240837409356937" calcext:value-type="float">
            <text:p>0.240837409356937</text:p>
          </table:table-cell>
          <table:table-cell table:formula="of:=([.$N35]*[.K$26])/(([.$L35]*[.I$26])+([.$M35]*[.J$26])+([.$N35]*[.K$26]))" office:value-type="float" office:value="0.318333692424246" calcext:value-type="float">
            <text:p>0.318333692424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009503138216" calcext:value-type="float">
            <text:p>1.7009503138216</text:p>
          </table:table-cell>
          <table:table-cell table:number-columns-repeated="9"/>
          <table:table-cell table:formula="of:=COM.MICROSOFT.NORM.DIST([.$B36];[.C$26];[.D$26];0)" office:value-type="float" office:value="2.39671312336194" calcext:value-type="float">
            <text:p>2.39671312336194</text:p>
          </table:table-cell>
          <table:table-cell table:formula="of:=COM.MICROSOFT.NORM.DIST([.$B36];[.E$26];[.F$26];0)" office:value-type="float" office:value="1.32980092944149" calcext:value-type="float">
            <text:p>1.32980092944149</text:p>
          </table:table-cell>
          <table:table-cell table:formula="of:=COM.MICROSOFT.NORM.DIST([.$B36];[.G$26];[.H$26];0)" office:value-type="float" office:value="1.76449384357451" calcext:value-type="float">
            <text:p>1.76449384357451</text:p>
          </table:table-cell>
          <table:table-cell table:formula="of:=([.$L36]*[.I$26])/(([.$L36]*[.I$26])+([.$M36]*[.J$26])+([.$N36]*[.K$26]))" office:value-type="float" office:value="0.43647963517643" calcext:value-type="float">
            <text:p>0.43647963517643</text:p>
          </table:table-cell>
          <table:table-cell table:formula="of:=([.$M36]*[.J$26])/(([.$L36]*[.I$26])+([.$M36]*[.J$26])+([.$N36]*[.K$26]))" office:value-type="float" office:value="0.242177930634315" calcext:value-type="float">
            <text:p>0.242177930634315</text:p>
          </table:table-cell>
          <table:table-cell table:formula="of:=([.$N36]*[.K$26])/(([.$L36]*[.I$26])+([.$M36]*[.J$26])+([.$N36]*[.K$26]))" office:value-type="float" office:value="0.321342434189255" calcext:value-type="float">
            <text:p>0.321342434189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0273382684674" calcext:value-type="float">
            <text:p>1.70273382684674</text:p>
          </table:table-cell>
          <table:table-cell table:number-columns-repeated="9"/>
          <table:table-cell table:formula="of:=COM.MICROSOFT.NORM.DIST([.$B37];[.C$26];[.D$26];0)" office:value-type="float" office:value="2.35357300435232" calcext:value-type="float">
            <text:p>2.35357300435232</text:p>
          </table:table-cell>
          <table:table-cell table:formula="of:=COM.MICROSOFT.NORM.DIST([.$B37];[.E$26];[.F$26];0)" office:value-type="float" office:value="1.32975238732705" calcext:value-type="float">
            <text:p>1.32975238732705</text:p>
          </table:table-cell>
          <table:table-cell table:formula="of:=COM.MICROSOFT.NORM.DIST([.$B37];[.G$26];[.H$26];0)" office:value-type="float" office:value="1.77223333734473" calcext:value-type="float">
            <text:p>1.77223333734473</text:p>
          </table:table-cell>
          <table:table-cell table:formula="of:=([.$L37]*[.I$26])/(([.$L37]*[.I$26])+([.$M37]*[.J$26])+([.$N37]*[.K$26]))" office:value-type="float" office:value="0.431408242721517" calcext:value-type="float">
            <text:p>0.431408242721517</text:p>
          </table:table-cell>
          <table:table-cell table:formula="of:=([.$M37]*[.J$26])/(([.$L37]*[.I$26])+([.$M37]*[.J$26])+([.$N37]*[.K$26]))" office:value-type="float" office:value="0.243742658337199" calcext:value-type="float">
            <text:p>0.243742658337199</text:p>
          </table:table-cell>
          <table:table-cell table:formula="of:=([.$N37]*[.K$26])/(([.$L37]*[.I$26])+([.$M37]*[.J$26])+([.$N37]*[.K$26]))" office:value-type="float" office:value="0.324849098941283" calcext:value-type="float">
            <text:p>0.324849098941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626728261015" calcext:value-type="float">
            <text:p>1.69626728261015</text:p>
          </table:table-cell>
          <table:table-cell table:number-columns-repeated="9"/>
          <table:table-cell table:formula="of:=COM.MICROSOFT.NORM.DIST([.$B38];[.C$26];[.D$26];0)" office:value-type="float" office:value="2.50998574722774" calcext:value-type="float">
            <text:p>2.50998574722774</text:p>
          </table:table-cell>
          <table:table-cell table:formula="of:=COM.MICROSOFT.NORM.DIST([.$B38];[.E$26];[.F$26];0)" office:value-type="float" office:value="1.32970466950255" calcext:value-type="float">
            <text:p>1.32970466950255</text:p>
          </table:table-cell>
          <table:table-cell table:formula="of:=COM.MICROSOFT.NORM.DIST([.$B38];[.G$26];[.H$26];0)" office:value-type="float" office:value="1.74367232538949" calcext:value-type="float">
            <text:p>1.74367232538949</text:p>
          </table:table-cell>
          <table:table-cell table:formula="of:=([.$L38]*[.I$26])/(([.$L38]*[.I$26])+([.$M38]*[.J$26])+([.$N38]*[.K$26]))" office:value-type="float" office:value="0.449547318194626" calcext:value-type="float">
            <text:p>0.449547318194626</text:p>
          </table:table-cell>
          <table:table-cell table:formula="of:=([.$M38]*[.J$26])/(([.$L38]*[.I$26])+([.$M38]*[.J$26])+([.$N38]*[.K$26]))" office:value-type="float" office:value="0.238154805789622" calcext:value-type="float">
            <text:p>0.238154805789622</text:p>
          </table:table-cell>
          <table:table-cell table:formula="of:=([.$N38]*[.K$26])/(([.$L38]*[.I$26])+([.$M38]*[.J$26])+([.$N38]*[.K$26]))" office:value-type="float" office:value="0.312297876015752" calcext:value-type="float">
            <text:p>0.312297876015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1190946391661" calcext:value-type="float">
            <text:p>1.91190946391661</text:p>
          </table:table-cell>
          <table:table-cell table:number-columns-repeated="9"/>
          <table:table-cell table:formula="of:=COM.MICROSOFT.NORM.DIST([.$B39];[.C$26];[.D$26];0)" office:value-type="float" office:value="0.0307849567893111" calcext:value-type="float">
            <text:p>0.030784956789311</text:p>
          </table:table-cell>
          <table:table-cell table:formula="of:=COM.MICROSOFT.NORM.DIST([.$B39];[.E$26];[.F$26];0)" office:value-type="float" office:value="1.03619836702298" calcext:value-type="float">
            <text:p>1.03619836702298</text:p>
          </table:table-cell>
          <table:table-cell table:formula="of:=COM.MICROSOFT.NORM.DIST([.$B39];[.G$26];[.H$26];0)" office:value-type="float" office:value="1.70566110048552" calcext:value-type="float">
            <text:p>1.70566110048552</text:p>
          </table:table-cell>
          <table:table-cell table:formula="of:=([.$L39]*[.I$26])/(([.$L39]*[.I$26])+([.$M39]*[.J$26])+([.$N39]*[.K$26]))" office:value-type="float" office:value="0.0111031030591337" calcext:value-type="float">
            <text:p>0.011103103059134</text:p>
          </table:table-cell>
          <table:table-cell table:formula="of:=([.$M39]*[.J$26])/(([.$L39]*[.I$26])+([.$M39]*[.J$26])+([.$N39]*[.K$26]))" office:value-type="float" office:value="0.373722053193101" calcext:value-type="float">
            <text:p>0.373722053193101</text:p>
          </table:table-cell>
          <table:table-cell table:formula="of:=([.$N39]*[.K$26])/(([.$L39]*[.I$26])+([.$M39]*[.J$26])+([.$N39]*[.K$26]))" office:value-type="float" office:value="0.615174843747765" calcext:value-type="float">
            <text:p>0.615174843747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0762687176833" calcext:value-type="float">
            <text:p>1.90762687176833</text:p>
          </table:table-cell>
          <table:table-cell table:number-columns-repeated="9"/>
          <table:table-cell table:formula="of:=COM.MICROSOFT.NORM.DIST([.$B40];[.C$26];[.D$26];0)" office:value-type="float" office:value="0.0351522007687899" calcext:value-type="float">
            <text:p>0.03515220076879</text:p>
          </table:table-cell>
          <table:table-cell table:formula="of:=COM.MICROSOFT.NORM.DIST([.$B40];[.E$26];[.F$26];0)" office:value-type="float" office:value="1.04659316356979" calcext:value-type="float">
            <text:p>1.04659316356979</text:p>
          </table:table-cell>
          <table:table-cell table:formula="of:=COM.MICROSOFT.NORM.DIST([.$B40];[.G$26];[.H$26];0)" office:value-type="float" office:value="1.72582480692137" calcext:value-type="float">
            <text:p>1.72582480692137</text:p>
          </table:table-cell>
          <table:table-cell table:formula="of:=([.$L40]*[.I$26])/(([.$L40]*[.I$26])+([.$M40]*[.J$26])+([.$N40]*[.K$26]))" office:value-type="float" office:value="0.0125205065677894" calcext:value-type="float">
            <text:p>0.01252050656779</text:p>
          </table:table-cell>
          <table:table-cell table:formula="of:=([.$M40]*[.J$26])/(([.$L40]*[.I$26])+([.$M40]*[.J$26])+([.$N40]*[.K$26]))" office:value-type="float" office:value="0.372775424914886" calcext:value-type="float">
            <text:p>0.372775424914886</text:p>
          </table:table-cell>
          <table:table-cell table:formula="of:=([.$N40]*[.K$26])/(([.$L40]*[.I$26])+([.$M40]*[.J$26])+([.$N40]*[.K$26]))" office:value-type="float" office:value="0.614704068517325" calcext:value-type="float">
            <text:p>0.614704068517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9940618584575" calcext:value-type="float">
            <text:p>1.89940618584575</text:p>
          </table:table-cell>
          <table:table-cell table:number-columns-repeated="9"/>
          <table:table-cell table:formula="of:=COM.MICROSOFT.NORM.DIST([.$B41];[.C$26];[.D$26];0)" office:value-type="float" office:value="0.045114271271865" calcext:value-type="float">
            <text:p>0.045114271271865</text:p>
          </table:table-cell>
          <table:table-cell table:formula="of:=COM.MICROSOFT.NORM.DIST([.$B41];[.E$26];[.F$26];0)" office:value-type="float" office:value="1.06623065532022" calcext:value-type="float">
            <text:p>1.06623065532022</text:p>
          </table:table-cell>
          <table:table-cell table:formula="of:=COM.MICROSOFT.NORM.DIST([.$B41];[.G$26];[.H$26];0)" office:value-type="float" office:value="1.76293407121859" calcext:value-type="float">
            <text:p>1.76293407121859</text:p>
          </table:table-cell>
          <table:table-cell table:formula="of:=([.$L41]*[.I$26])/(([.$L41]*[.I$26])+([.$M41]*[.J$26])+([.$N41]*[.K$26]))" office:value-type="float" office:value="0.0156958567022298" calcext:value-type="float">
            <text:p>0.01569585670223</text:p>
          </table:table-cell>
          <table:table-cell table:formula="of:=([.$M41]*[.J$26])/(([.$L41]*[.I$26])+([.$M41]*[.J$26])+([.$N41]*[.K$26]))" office:value-type="float" office:value="0.37095586619544" calcext:value-type="float">
            <text:p>0.37095586619544</text:p>
          </table:table-cell>
          <table:table-cell table:formula="of:=([.$N41]*[.K$26])/(([.$L41]*[.I$26])+([.$M41]*[.J$26])+([.$N41]*[.K$26]))" office:value-type="float" office:value="0.613348277102331" calcext:value-type="float">
            <text:p>0.613348277102331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SUM([.O26:.O41])" office:value-type="float" office:value="6.73208113234862" calcext:value-type="float">
            <text:p>6.73208113234862</text:p>
          </table:table-cell>
          <table:table-cell table:formula="of:=SUM([.P26:.P41])" office:value-type="float" office:value="4.37235159220477" calcext:value-type="float">
            <text:p>4.37235159220477</text:p>
          </table:table-cell>
          <table:table-cell table:style-name="Default" table:formula="of:=SUM([.Q26:.Q41])" office:value-type="float" office:value="4.89556727544661" calcext:value-type="float">
            <text:p>4.89556727544661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1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sigma2</text:p>
          </table:table-cell>
          <table:table-cell office:value-type="string" calcext:value-type="string">
            <text:p>mu3</text:p>
          </table:table-cell>
          <table:table-cell office:value-type="string" calcext:value-type="string">
            <text:p>error3</text:p>
          </table:table-cell>
          <table:table-cell office:value-type="string" calcext:value-type="string">
            <text:p>sigma3</text:p>
          </table:table-cell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office:value-type="string" calcext:value-type="string">
            <text:p>p(xi|N1)</text:p>
          </table:table-cell>
          <table:table-cell office:value-type="string" calcext:value-type="string">
            <text:p>p(xi|N2)</text:p>
          </table:table-cell>
          <table:table-cell table:style-name="Default" office:value-type="string" calcext:value-type="string">
            <text:p>p(xi|N3)</text:p>
          </table:table-cell>
          <table:table-cell office:value-type="string" calcext:value-type="string">
            <text:p>p(N1|xi)</text:p>
          </table:table-cell>
          <table:table-cell office:value-type="string" calcext:value-type="string">
            <text:p>p(N2|xi)</text:p>
          </table:table-cell>
          <table:table-cell office:value-type="string" calcext:value-type="string">
            <text:p>p(N3|xi)</text:p>
          </table:table-cell>
        </table:table-row>
        <table:table-row table:style-name="ro1">
          <table:table-cell table:number-columns-repeated="2"/>
          <table:table-cell table:formula="of:=SUMPRODUCT([.O26:.O41];[.$B26:.$B41])/15" office:value-type="float" office:value="0.709672094379436" calcext:value-type="float">
            <text:p>0.709672094379436</text:p>
          </table:table-cell>
          <table:table-cell table:formula="of:=[.O26]*(([.$B26]-[.C$45])^2)" office:value-type="float" office:value="0.38657588914485" calcext:value-type="float">
            <text:p>0.38657588914485</text:p>
          </table:table-cell>
          <table:table-cell table:formula="of:=SUM([.D45:.D60])/SUM([.O26:.O41])" office:value-type="float" office:value="0.76982454140756" calcext:value-type="float">
            <text:p>0.76982454140756</text:p>
          </table:table-cell>
          <table:table-cell table:formula="of:=SUMPRODUCT([.P26:.P41];[.$B26:.$B41])/15" office:value-type="float" office:value="0.487537955358205" calcext:value-type="float">
            <text:p>0.487537955358205</text:p>
          </table:table-cell>
          <table:table-cell table:formula="of:=[.P26]*(([.$B26]-[.F$45])^2)" office:value-type="float" office:value="0.254430655741533" calcext:value-type="float">
            <text:p>0.254430655741533</text:p>
          </table:table-cell>
          <table:table-cell table:formula="of:=SUM([.G45:.G60])/SUM([.P26:.P41])" office:value-type="float" office:value="1.43059259597447" calcext:value-type="float">
            <text:p>1.43059259597447</text:p>
          </table:table-cell>
          <table:table-cell table:formula="of:=SUMPRODUCT([.Q26:.Q41];[.$B26:.$B41])/15" office:value-type="float" office:value="0.566107385852318" calcext:value-type="float">
            <text:p>0.566107385852318</text:p>
          </table:table-cell>
          <table:table-cell table:formula="of:=[.Q26]*(([.$B26]-[.I$45])^2)" office:value-type="float" office:value="0.140328172043424" calcext:value-type="float">
            <text:p>0.140328172043424</text:p>
          </table:table-cell>
          <table:table-cell table:formula="of:=SUM([.J45:.J60])/SUM([.Q26:.Q41])" office:value-type="float" office:value="1.38894265639107" calcext:value-type="float">
            <text:p>1.38894265639107</text:p>
          </table:table-cell>
          <table:table-cell table:formula="of:=[.O42]/SUM([.$O42:.$Q42])" office:value-type="float" office:value="0.420755070771788" calcext:value-type="float">
            <text:p>0.420755070771788</text:p>
          </table:table-cell>
          <table:table-cell table:formula="of:=[.P42]/SUM([.$O42:.$Q42])" office:value-type="float" office:value="0.273271974512798" calcext:value-type="float">
            <text:p>0.273271974512798</text:p>
          </table:table-cell>
          <table:table-cell table:formula="of:=[.Q42]/SUM([.$O42:.$Q42])" office:value-type="float" office:value="0.305972954715413" calcext:value-type="float">
            <text:p>0.305972954715413</text:p>
          </table:table-cell>
          <table:table-cell table:formula="of:=COM.MICROSOFT.NORM.DIST([.$B26];[.C$45];[.E$45];0)" office:value-type="float" office:value="0.301092897638165" calcext:value-type="float">
            <text:p>0.301092897638165</text:p>
          </table:table-cell>
          <table:table-cell table:formula="of:=COM.MICROSOFT.NORM.DIST([.$B26];[.F$45];[.H$45];0)" office:value-type="float" office:value="0.215803084377907" calcext:value-type="float">
            <text:p>0.215803084377907</text:p>
          </table:table-cell>
          <table:table-cell table:style-name="Default" table:formula="of:=COM.MICROSOFT.NORM.DIST([.$B26];[.I$45];[.K$45];0)" office:value-type="float" office:value="0.227790590217434" calcext:value-type="float">
            <text:p>0.227790590217434</text:p>
          </table:table-cell>
          <table:table-cell table:formula="of:=([.$O45]*[.L$45])/(([.$O45]*[.L$45])+([.$P45]*[.M$45])+([.$Q45]*[.N$45]))" office:value-type="float" office:value="0.496114594448442" calcext:value-type="float">
            <text:p>0.496114594448442</text:p>
          </table:table-cell>
          <table:table-cell table:formula="of:=([.$P45]*[.M$45])/(([.$O45]*[.L$45])+([.$P45]*[.M$45])+([.$Q45]*[.N$45]))" office:value-type="float" office:value="0.230943038541714" calcext:value-type="float">
            <text:p>0.230943038541714</text:p>
          </table:table-cell>
          <table:table-cell table:formula="of:=([.$Q45]*[.N$45])/(([.$O45]*[.L$45])+([.$P45]*[.M$45])+([.$Q45]*[.N$45]))" office:value-type="float" office:value="0.272942367009844" calcext:value-type="float">
            <text:p>0.272942367009844</text:p>
          </table:table-cell>
        </table:table-row>
        <table:table-row table:style-name="ro1">
          <table:table-cell table:number-columns-repeated="3"/>
          <table:table-cell table:formula="of:=[.O27]*(([.$B27]-[.C$45])^2)" office:value-type="float" office:value="0.379245913570162" calcext:value-type="float">
            <text:p>0.379245913570162</text:p>
          </table:table-cell>
          <table:table-cell table:number-columns-repeated="2"/>
          <table:table-cell table:formula="of:=[.P27]*(([.$B27]-[.F$45])^2)" office:value-type="float" office:value="0.257701467983237" calcext:value-type="float">
            <text:p>0.257701467983237</text:p>
          </table:table-cell>
          <table:table-cell table:number-columns-repeated="2"/>
          <table:table-cell table:formula="of:=[.Q27]*(([.$B27]-[.I$45])^2)" office:value-type="float" office:value="0.138939427454494" calcext:value-type="float">
            <text:p>0.138939427454494</text:p>
          </table:table-cell>
          <table:table-cell table:number-columns-repeated="4"/>
          <table:table-cell table:formula="of:=COM.MICROSOFT.NORM.DIST([.$B27];[.C$45];[.E$45];0)" office:value-type="float" office:value="0.30283880813592" calcext:value-type="float">
            <text:p>0.30283880813592</text:p>
          </table:table-cell>
          <table:table-cell table:formula="of:=COM.MICROSOFT.NORM.DIST([.$B27];[.F$45];[.H$45];0)" office:value-type="float" office:value="0.216265194737725" calcext:value-type="float">
            <text:p>0.216265194737725</text:p>
          </table:table-cell>
          <table:table-cell table:style-name="Default" table:formula="of:=COM.MICROSOFT.NORM.DIST([.$B27];[.I$45];[.K$45];0)" office:value-type="float" office:value="0.228268278669259" calcext:value-type="float">
            <text:p>0.228268278669259</text:p>
          </table:table-cell>
          <table:table-cell table:formula="of:=([.$O46]*[.L$45])/(([.$O46]*[.L$45])+([.$P46]*[.M$45])+([.$Q46]*[.N$45]))" office:value-type="float" office:value="0.497031229561362" calcext:value-type="float">
            <text:p>0.497031229561362</text:p>
          </table:table-cell>
          <table:table-cell table:formula="of:=([.$P46]*[.M$45])/(([.$O46]*[.L$45])+([.$P46]*[.M$45])+([.$Q46]*[.N$45]))" office:value-type="float" office:value="0.230528442320893" calcext:value-type="float">
            <text:p>0.230528442320893</text:p>
          </table:table-cell>
          <table:table-cell table:formula="of:=([.$Q46]*[.N$45])/(([.$O46]*[.L$45])+([.$P46]*[.M$45])+([.$Q46]*[.N$45]))" office:value-type="float" office:value="0.272440328117745" calcext:value-type="float">
            <text:p>0.272440328117745</text:p>
          </table:table-cell>
        </table:table-row>
        <table:table-row table:style-name="ro1">
          <table:table-cell table:number-columns-repeated="3"/>
          <table:table-cell table:formula="of:=[.O28]*(([.$B28]-[.C$45])^2)" office:value-type="float" office:value="0.364695204656768" calcext:value-type="float">
            <text:p>0.364695204656768</text:p>
          </table:table-cell>
          <table:table-cell table:number-columns-repeated="2"/>
          <table:table-cell table:formula="of:=[.P28]*(([.$B28]-[.F$45])^2)" office:value-type="float" office:value="0.264694502882777" calcext:value-type="float">
            <text:p>0.264694502882777</text:p>
          </table:table-cell>
          <table:table-cell table:number-columns-repeated="2"/>
          <table:table-cell table:formula="of:=[.Q28]*(([.$B28]-[.I$45])^2)" office:value-type="float" office:value="0.136519948807751" calcext:value-type="float">
            <text:p>0.136519948807751</text:p>
          </table:table-cell>
          <table:table-cell table:number-columns-repeated="4"/>
          <table:table-cell table:formula="of:=COM.MICROSOFT.NORM.DIST([.$B28];[.C$45];[.E$45];0)" office:value-type="float" office:value="0.306192049926402" calcext:value-type="float">
            <text:p>0.306192049926402</text:p>
          </table:table-cell>
          <table:table-cell table:formula="of:=COM.MICROSOFT.NORM.DIST([.$B28];[.F$45];[.H$45];0)" office:value-type="float" office:value="0.217149564238497" calcext:value-type="float">
            <text:p>0.217149564238497</text:p>
          </table:table-cell>
          <table:table-cell table:style-name="Default" table:formula="of:=COM.MICROSOFT.NORM.DIST([.$B28];[.I$45];[.K$45];0)" office:value-type="float" office:value="0.229181932898458" calcext:value-type="float">
            <text:p>0.229181932898458</text:p>
          </table:table-cell>
          <table:table-cell table:formula="of:=([.$O47]*[.L$45])/(([.$O47]*[.L$45])+([.$P47]*[.M$45])+([.$Q47]*[.N$45]))" office:value-type="float" office:value="0.49877561947791" calcext:value-type="float">
            <text:p>0.49877561947791</text:p>
          </table:table-cell>
          <table:table-cell table:formula="of:=([.$P47]*[.M$45])/(([.$O47]*[.L$45])+([.$P47]*[.M$45])+([.$Q47]*[.N$45]))" office:value-type="float" office:value="0.22973967623303" calcext:value-type="float">
            <text:p>0.22973967623303</text:p>
          </table:table-cell>
          <table:table-cell table:formula="of:=([.$Q47]*[.N$45])/(([.$O47]*[.L$45])+([.$P47]*[.M$45])+([.$Q47]*[.N$45]))" office:value-type="float" office:value="0.27148470428906" calcext:value-type="float">
            <text:p>0.27148470428906</text:p>
          </table:table-cell>
        </table:table-row>
        <table:table-row table:style-name="ro1">
          <table:table-cell table:number-columns-repeated="3"/>
          <table:table-cell table:formula="of:=[.O29]*(([.$B29]-[.C$45])^2)" office:value-type="float" office:value="0.367475283556634" calcext:value-type="float">
            <text:p>0.367475283556634</text:p>
          </table:table-cell>
          <table:table-cell table:number-columns-repeated="2"/>
          <table:table-cell table:formula="of:=[.P29]*(([.$B29]-[.F$45])^2)" office:value-type="float" office:value="0.263308950479666" calcext:value-type="float">
            <text:p>0.263308950479666</text:p>
          </table:table-cell>
          <table:table-cell table:number-columns-repeated="2"/>
          <table:table-cell table:formula="of:=[.Q29]*(([.$B29]-[.I$45])^2)" office:value-type="float" office:value="0.136951210512484" calcext:value-type="float">
            <text:p>0.136951210512484</text:p>
          </table:table-cell>
          <table:table-cell table:number-columns-repeated="4"/>
          <table:table-cell table:formula="of:=COM.MICROSOFT.NORM.DIST([.$B29];[.C$45];[.E$45];0)" office:value-type="float" office:value="0.305562033647392" calcext:value-type="float">
            <text:p>0.305562033647392</text:p>
          </table:table-cell>
          <table:table-cell table:formula="of:=COM.MICROSOFT.NORM.DIST([.$B29];[.F$45];[.H$45];0)" office:value-type="float" office:value="0.216983720294551" calcext:value-type="float">
            <text:p>0.216983720294551</text:p>
          </table:table-cell>
          <table:table-cell table:style-name="Default" table:formula="of:=COM.MICROSOFT.NORM.DIST([.$B29];[.I$45];[.K$45];0)" office:value-type="float" office:value="0.229010650583325" calcext:value-type="float">
            <text:p>0.229010650583325</text:p>
          </table:table-cell>
          <table:table-cell table:formula="of:=([.$O48]*[.L$45])/(([.$O48]*[.L$45])+([.$P48]*[.M$45])+([.$Q48]*[.N$45]))" office:value-type="float" office:value="0.498449483513555" calcext:value-type="float">
            <text:p>0.498449483513555</text:p>
          </table:table-cell>
          <table:table-cell table:formula="of:=([.$P48]*[.M$45])/(([.$O48]*[.L$45])+([.$P48]*[.M$45])+([.$Q48]*[.N$45]))" office:value-type="float" office:value="0.229887123336393" calcext:value-type="float">
            <text:p>0.229887123336393</text:p>
          </table:table-cell>
          <table:table-cell table:formula="of:=([.$Q48]*[.N$45])/(([.$O48]*[.L$45])+([.$P48]*[.M$45])+([.$Q48]*[.N$45]))" office:value-type="float" office:value="0.271663393150052" calcext:value-type="float">
            <text:p>0.271663393150052</text:p>
          </table:table-cell>
        </table:table-row>
        <table:table-row table:style-name="ro1">
          <table:table-cell table:number-columns-repeated="3"/>
          <table:table-cell table:formula="of:=[.O30]*(([.$B30]-[.C$45])^2)" office:value-type="float" office:value="0.37065964713671" calcext:value-type="float">
            <text:p>0.37065964713671</text:p>
          </table:table-cell>
          <table:table-cell table:number-columns-repeated="2"/>
          <table:table-cell table:formula="of:=[.P30]*(([.$B30]-[.F$45])^2)" office:value-type="float" office:value="0.261750138213406" calcext:value-type="float">
            <text:p>0.261750138213406</text:p>
          </table:table-cell>
          <table:table-cell table:number-columns-repeated="2"/>
          <table:table-cell table:formula="of:=[.Q30]*(([.$B30]-[.I$45])^2)" office:value-type="float" office:value="0.137462299246915" calcext:value-type="float">
            <text:p>0.137462299246915</text:p>
          </table:table-cell>
          <table:table-cell table:number-columns-repeated="4"/>
          <table:table-cell table:formula="of:=COM.MICROSOFT.NORM.DIST([.$B30];[.C$45];[.E$45];0)" office:value-type="float" office:value="0.304834433179934" calcext:value-type="float">
            <text:p>0.304834433179934</text:p>
          </table:table-cell>
          <table:table-cell table:formula="of:=COM.MICROSOFT.NORM.DIST([.$B30];[.F$45];[.H$45];0)" office:value-type="float" office:value="0.216792008977238" calcext:value-type="float">
            <text:p>0.216792008977238</text:p>
          </table:table-cell>
          <table:table-cell table:style-name="Default" table:formula="of:=COM.MICROSOFT.NORM.DIST([.$B30];[.I$45];[.K$45];0)" office:value-type="float" office:value="0.228812621843558" calcext:value-type="float">
            <text:p>0.228812621843558</text:p>
          </table:table-cell>
          <table:table-cell table:formula="of:=([.$O49]*[.L$45])/(([.$O49]*[.L$45])+([.$P49]*[.M$45])+([.$Q49]*[.N$45]))" office:value-type="float" office:value="0.498071911202502" calcext:value-type="float">
            <text:p>0.498071911202502</text:p>
          </table:table-cell>
          <table:table-cell table:formula="of:=([.$P49]*[.M$45])/(([.$O49]*[.L$45])+([.$P49]*[.M$45])+([.$Q49]*[.N$45]))" office:value-type="float" office:value="0.230057838144772" calcext:value-type="float">
            <text:p>0.230057838144772</text:p>
          </table:table-cell>
          <table:table-cell table:formula="of:=([.$Q49]*[.N$45])/(([.$O49]*[.L$45])+([.$P49]*[.M$45])+([.$Q49]*[.N$45]))" office:value-type="float" office:value="0.271870250652726" calcext:value-type="float">
            <text:p>0.271870250652726</text:p>
          </table:table-cell>
        </table:table-row>
        <table:table-row table:style-name="ro1">
          <table:table-cell table:number-columns-repeated="3"/>
          <table:table-cell table:formula="of:=[.O31]*(([.$B31]-[.C$45])^2)" office:value-type="float" office:value="0.358978789663052" calcext:value-type="float">
            <text:p>0.358978789663052</text:p>
          </table:table-cell>
          <table:table-cell table:number-columns-repeated="2"/>
          <table:table-cell table:formula="of:=[.P31]*(([.$B31]-[.F$45])^2)" office:value-type="float" office:value="0.267614164691278" calcext:value-type="float">
            <text:p>0.267614164691278</text:p>
          </table:table-cell>
          <table:table-cell table:number-columns-repeated="2"/>
          <table:table-cell table:formula="of:=[.Q31]*(([.$B31]-[.I$45])^2)" office:value-type="float" office:value="0.135674133491256" calcext:value-type="float">
            <text:p>0.135674133491256</text:p>
          </table:table-cell>
          <table:table-cell table:number-columns-repeated="4"/>
          <table:table-cell table:formula="of:=COM.MICROSOFT.NORM.DIST([.$B31];[.C$45];[.E$45];0)" office:value-type="float" office:value="0.307472940683784" calcext:value-type="float">
            <text:p>0.307472940683784</text:p>
          </table:table-cell>
          <table:table-cell table:formula="of:=COM.MICROSOFT.NORM.DIST([.$B31];[.F$45];[.H$45];0)" office:value-type="float" office:value="0.217486301587297" calcext:value-type="float">
            <text:p>0.217486301587297</text:p>
          </table:table-cell>
          <table:table-cell table:style-name="Default" table:formula="of:=COM.MICROSOFT.NORM.DIST([.$B31];[.I$45];[.K$45];0)" office:value-type="float" office:value="0.229529636097132" calcext:value-type="float">
            <text:p>0.229529636097132</text:p>
          </table:table-cell>
          <table:table-cell table:formula="of:=([.$O50]*[.L$45])/(([.$O50]*[.L$45])+([.$P50]*[.M$45])+([.$Q50]*[.N$45]))" office:value-type="float" office:value="0.499436418421033" calcext:value-type="float">
            <text:p>0.499436418421033</text:p>
          </table:table-cell>
          <table:table-cell table:formula="of:=([.$P50]*[.M$45])/(([.$O50]*[.L$45])+([.$P50]*[.M$45])+([.$Q50]*[.N$45]))" office:value-type="float" office:value="0.229440959525338" calcext:value-type="float">
            <text:p>0.229440959525338</text:p>
          </table:table-cell>
          <table:table-cell table:formula="of:=([.$Q50]*[.N$45])/(([.$O50]*[.L$45])+([.$P50]*[.M$45])+([.$Q50]*[.N$45]))" office:value-type="float" office:value="0.271122622053629" calcext:value-type="float">
            <text:p>0.271122622053629</text:p>
          </table:table-cell>
        </table:table-row>
        <table:table-row table:style-name="ro1">
          <table:table-cell table:number-columns-repeated="3"/>
          <table:table-cell table:formula="of:=[.O32]*(([.$B32]-[.C$45])^2)" office:value-type="float" office:value="0.352995841720957" calcext:value-type="float">
            <text:p>0.352995841720957</text:p>
          </table:table-cell>
          <table:table-cell table:number-columns-repeated="2"/>
          <table:table-cell table:formula="of:=[.P32]*(([.$B32]-[.F$45])^2)" office:value-type="float" office:value="0.270769305861327" calcext:value-type="float">
            <text:p>0.270769305861327</text:p>
          </table:table-cell>
          <table:table-cell table:number-columns-repeated="2"/>
          <table:table-cell table:formula="of:=[.Q32]*(([.$B32]-[.I$45])^2)" office:value-type="float" office:value="0.134843228512265" calcext:value-type="float">
            <text:p>0.134843228512265</text:p>
          </table:table-cell>
          <table:table-cell table:number-columns-repeated="4"/>
          <table:table-cell table:formula="of:=COM.MICROSOFT.NORM.DIST([.$B32];[.C$45];[.E$45];0)" office:value-type="float" office:value="0.308793754181527" calcext:value-type="float">
            <text:p>0.308793754181527</text:p>
          </table:table-cell>
          <table:table-cell table:formula="of:=COM.MICROSOFT.NORM.DIST([.$B32];[.F$45];[.H$45];0)" office:value-type="float" office:value="0.217832921278724" calcext:value-type="float">
            <text:p>0.217832921278724</text:p>
          </table:table-cell>
          <table:table-cell table:style-name="Default" table:formula="of:=COM.MICROSOFT.NORM.DIST([.$B32];[.I$45];[.K$45];0)" office:value-type="float" office:value="0.229887435700252" calcext:value-type="float">
            <text:p>0.229887435700252</text:p>
          </table:table-cell>
          <table:table-cell table:formula="of:=([.$O51]*[.L$45])/(([.$O51]*[.L$45])+([.$P51]*[.M$45])+([.$Q51]*[.N$45]))" office:value-type="float" office:value="0.500114643799276" calcext:value-type="float">
            <text:p>0.500114643799276</text:p>
          </table:table-cell>
          <table:table-cell table:formula="of:=([.$P51]*[.M$45])/(([.$O51]*[.L$45])+([.$P51]*[.M$45])+([.$Q51]*[.N$45]))" office:value-type="float" office:value="0.229134410969857" calcext:value-type="float">
            <text:p>0.229134410969857</text:p>
          </table:table-cell>
          <table:table-cell table:formula="of:=([.$Q51]*[.N$45])/(([.$O51]*[.L$45])+([.$P51]*[.M$45])+([.$Q51]*[.N$45]))" office:value-type="float" office:value="0.270750945230867" calcext:value-type="float">
            <text:p>0.270750945230867</text:p>
          </table:table-cell>
        </table:table-row>
        <table:table-row table:style-name="ro1">
          <table:table-cell table:number-columns-repeated="3"/>
          <table:table-cell table:formula="of:=[.O33]*(([.$B33]-[.C$45])^2)" office:value-type="float" office:value="0.406380297454257" calcext:value-type="float">
            <text:p>0.406380297454257</text:p>
          </table:table-cell>
          <table:table-cell table:number-columns-repeated="2"/>
          <table:table-cell table:formula="of:=[.P33]*(([.$B33]-[.F$45])^2)" office:value-type="float" office:value="0.377836337728495" calcext:value-type="float">
            <text:p>0.377836337728495</text:p>
          </table:table-cell>
          <table:table-cell table:number-columns-repeated="2"/>
          <table:table-cell table:formula="of:=[.Q33]*(([.$B33]-[.I$45])^2)" office:value-type="float" office:value="0.450820569616532" calcext:value-type="float">
            <text:p>0.450820569616532</text:p>
          </table:table-cell>
          <table:table-cell table:number-columns-repeated="4"/>
          <table:table-cell table:formula="of:=COM.MICROSOFT.NORM.DIST([.$B33];[.C$45];[.E$45];0)" office:value-type="float" office:value="0.222056724604565" calcext:value-type="float">
            <text:p>0.222056724604565</text:p>
          </table:table-cell>
          <table:table-cell table:formula="of:=COM.MICROSOFT.NORM.DIST([.$B33];[.F$45];[.H$45];0)" office:value-type="float" office:value="0.193347496529631" calcext:value-type="float">
            <text:p>0.193347496529631</text:p>
          </table:table-cell>
          <table:table-cell table:style-name="Default" table:formula="of:=COM.MICROSOFT.NORM.DIST([.$B33];[.I$45];[.K$45];0)" office:value-type="float" office:value="0.204385185583462" calcext:value-type="float">
            <text:p>0.204385185583462</text:p>
          </table:table-cell>
          <table:table-cell table:formula="of:=([.$O52]*[.L$45])/(([.$O52]*[.L$45])+([.$P52]*[.M$45])+([.$Q52]*[.N$45]))" office:value-type="float" office:value="0.447459654648771" calcext:value-type="float">
            <text:p>0.447459654648771</text:p>
          </table:table-cell>
          <table:table-cell table:formula="of:=([.$P52]*[.M$45])/(([.$O52]*[.L$45])+([.$P52]*[.M$45])+([.$Q52]*[.N$45]))" office:value-type="float" office:value="0.253042950522075" calcext:value-type="float">
            <text:p>0.253042950522075</text:p>
          </table:table-cell>
          <table:table-cell table:formula="of:=([.$Q52]*[.N$45])/(([.$O52]*[.L$45])+([.$P52]*[.M$45])+([.$Q52]*[.N$45]))" office:value-type="float" office:value="0.299497394829154" calcext:value-type="float">
            <text:p>0.299497394829154</text:p>
          </table:table-cell>
        </table:table-row>
        <table:table-row table:style-name="ro1">
          <table:table-cell table:number-columns-repeated="3"/>
          <table:table-cell table:formula="of:=[.O34]*(([.$B34]-[.C$45])^2)" office:value-type="float" office:value="0.415539285805582" calcext:value-type="float">
            <text:p>0.415539285805582</text:p>
          </table:table-cell>
          <table:table-cell table:number-columns-repeated="2"/>
          <table:table-cell table:formula="of:=[.P34]*(([.$B34]-[.F$45])^2)" office:value-type="float" office:value="0.369356017784897" calcext:value-type="float">
            <text:p>0.369356017784897</text:p>
          </table:table-cell>
          <table:table-cell table:number-columns-repeated="2"/>
          <table:table-cell table:formula="of:=[.Q34]*(([.$B34]-[.I$45])^2)" office:value-type="float" office:value="0.436052378139446" calcext:value-type="float">
            <text:p>0.436052378139446</text:p>
          </table:table-cell>
          <table:table-cell table:number-columns-repeated="4"/>
          <table:table-cell table:formula="of:=COM.MICROSOFT.NORM.DIST([.$B34];[.C$45];[.E$45];0)" office:value-type="float" office:value="0.223667367114807" calcext:value-type="float">
            <text:p>0.223667367114807</text:p>
          </table:table-cell>
          <table:table-cell table:formula="of:=COM.MICROSOFT.NORM.DIST([.$B34];[.F$45];[.H$45];0)" office:value-type="float" office:value="0.193842629477124" calcext:value-type="float">
            <text:p>0.193842629477124</text:p>
          </table:table-cell>
          <table:table-cell table:style-name="Default" table:formula="of:=COM.MICROSOFT.NORM.DIST([.$B34];[.I$45];[.K$45];0)" office:value-type="float" office:value="0.204904746106966" calcext:value-type="float">
            <text:p>0.204904746106966</text:p>
          </table:table-cell>
          <table:table-cell table:formula="of:=([.$O53]*[.L$45])/(([.$O53]*[.L$45])+([.$P53]*[.M$45])+([.$Q53]*[.N$45]))" office:value-type="float" office:value="0.448616942880437" calcext:value-type="float">
            <text:p>0.448616942880437</text:p>
          </table:table-cell>
          <table:table-cell table:formula="of:=([.$P53]*[.M$45])/(([.$O53]*[.L$45])+([.$P53]*[.M$45])+([.$Q53]*[.N$45]))" office:value-type="float" office:value="0.252515519331819" calcext:value-type="float">
            <text:p>0.252515519331819</text:p>
          </table:table-cell>
          <table:table-cell table:formula="of:=([.$Q53]*[.N$45])/(([.$O53]*[.L$45])+([.$P53]*[.M$45])+([.$Q53]*[.N$45]))" office:value-type="float" office:value="0.298867537787744" calcext:value-type="float">
            <text:p>0.298867537787744</text:p>
          </table:table-cell>
        </table:table-row>
        <table:table-row table:style-name="ro1">
          <table:table-cell table:number-columns-repeated="3"/>
          <table:table-cell table:formula="of:=[.O35]*(([.$B35]-[.C$45])^2)" office:value-type="float" office:value="0.43182433838556" calcext:value-type="float">
            <text:p>0.43182433838556</text:p>
          </table:table-cell>
          <table:table-cell table:number-columns-repeated="2"/>
          <table:table-cell table:formula="of:=[.P35]*(([.$B35]-[.F$45])^2)" office:value-type="float" office:value="0.353699745924225" calcext:value-type="float">
            <text:p>0.353699745924225</text:p>
          </table:table-cell>
          <table:table-cell table:number-columns-repeated="2"/>
          <table:table-cell table:formula="of:=[.Q35]*(([.$B35]-[.I$45])^2)" office:value-type="float" office:value="0.408857025342073" calcext:value-type="float">
            <text:p>0.408857025342073</text:p>
          </table:table-cell>
          <table:table-cell table:number-columns-repeated="4"/>
          <table:table-cell table:formula="of:=COM.MICROSOFT.NORM.DIST([.$B35];[.C$45];[.E$45];0)" office:value-type="float" office:value="0.226772231608891" calcext:value-type="float">
            <text:p>0.226772231608891</text:p>
          </table:table-cell>
          <table:table-cell table:formula="of:=COM.MICROSOFT.NORM.DIST([.$B35];[.F$45];[.H$45];0)" office:value-type="float" office:value="0.1947917303393" calcext:value-type="float">
            <text:p>0.1947917303393</text:p>
          </table:table-cell>
          <table:table-cell table:style-name="Default" table:formula="of:=COM.MICROSOFT.NORM.DIST([.$B35];[.I$45];[.K$45];0)" office:value-type="float" office:value="0.205900291469915" calcext:value-type="float">
            <text:p>0.205900291469915</text:p>
          </table:table-cell>
          <table:table-cell table:formula="of:=([.$O54]*[.L$45])/(([.$O54]*[.L$45])+([.$P54]*[.M$45])+([.$Q54]*[.N$45]))" office:value-type="float" office:value="0.450824926526583" calcext:value-type="float">
            <text:p>0.450824926526583</text:p>
          </table:table-cell>
          <table:table-cell table:formula="of:=([.$P54]*[.M$45])/(([.$O54]*[.L$45])+([.$P54]*[.M$45])+([.$Q54]*[.N$45]))" office:value-type="float" office:value="0.251509444684982" calcext:value-type="float">
            <text:p>0.251509444684982</text:p>
          </table:table-cell>
          <table:table-cell table:formula="of:=([.$Q54]*[.N$45])/(([.$O54]*[.L$45])+([.$P54]*[.M$45])+([.$Q54]*[.N$45]))" office:value-type="float" office:value="0.297665628788435" calcext:value-type="float">
            <text:p>0.297665628788435</text:p>
          </table:table-cell>
        </table:table-row>
        <table:table-row table:style-name="ro1">
          <table:table-cell table:number-columns-repeated="3"/>
          <table:table-cell table:formula="of:=[.O36]*(([.$B36]-[.C$45])^2)" office:value-type="float" office:value="0.428899078752929" calcext:value-type="float">
            <text:p>0.428899078752929</text:p>
          </table:table-cell>
          <table:table-cell table:number-columns-repeated="2"/>
          <table:table-cell table:formula="of:=[.P36]*(([.$B36]-[.F$45])^2)" office:value-type="float" office:value="0.356575411152826" calcext:value-type="float">
            <text:p>0.356575411152826</text:p>
          </table:table-cell>
          <table:table-cell table:number-columns-repeated="2"/>
          <table:table-cell table:formula="of:=[.Q36]*(([.$B36]-[.I$45])^2)" office:value-type="float" office:value="0.413846789438757" calcext:value-type="float">
            <text:p>0.413846789438757</text:p>
          </table:table-cell>
          <table:table-cell table:number-columns-repeated="4"/>
          <table:table-cell table:formula="of:=COM.MICROSOFT.NORM.DIST([.$B36];[.C$45];[.E$45];0)" office:value-type="float" office:value="0.226187728879196" calcext:value-type="float">
            <text:p>0.226187728879196</text:p>
          </table:table-cell>
          <table:table-cell table:formula="of:=COM.MICROSOFT.NORM.DIST([.$B36];[.F$45];[.H$45];0)" office:value-type="float" office:value="0.194613592902631" calcext:value-type="float">
            <text:p>0.194613592902631</text:p>
          </table:table-cell>
          <table:table-cell table:style-name="Default" table:formula="of:=COM.MICROSOFT.NORM.DIST([.$B36];[.I$45];[.K$45];0)" office:value-type="float" office:value="0.205713475190492" calcext:value-type="float">
            <text:p>0.205713475190492</text:p>
          </table:table-cell>
          <table:table-cell table:formula="of:=([.$O55]*[.L$45])/(([.$O55]*[.L$45])+([.$P55]*[.M$45])+([.$Q55]*[.N$45]))" office:value-type="float" office:value="0.450411549800559" calcext:value-type="float">
            <text:p>0.450411549800559</text:p>
          </table:table-cell>
          <table:table-cell table:formula="of:=([.$P55]*[.M$45])/(([.$O55]*[.L$45])+([.$P55]*[.M$45])+([.$Q55]*[.N$45]))" office:value-type="float" office:value="0.251697780143206" calcext:value-type="float">
            <text:p>0.251697780143206</text:p>
          </table:table-cell>
          <table:table-cell table:formula="of:=([.$Q55]*[.N$45])/(([.$O55]*[.L$45])+([.$P55]*[.M$45])+([.$Q55]*[.N$45]))" office:value-type="float" office:value="0.297890670056235" calcext:value-type="float">
            <text:p>0.297890670056235</text:p>
          </table:table-cell>
        </table:table-row>
        <table:table-row table:style-name="ro1">
          <table:table-cell table:number-columns-repeated="3"/>
          <table:table-cell table:formula="of:=[.O37]*(([.$B37]-[.C$45])^2)" office:value-type="float" office:value="0.425442558915305" calcext:value-type="float">
            <text:p>0.425442558915305</text:p>
          </table:table-cell>
          <table:table-cell table:number-columns-repeated="2"/>
          <table:table-cell table:formula="of:=[.P37]*(([.$B37]-[.F$45])^2)" office:value-type="float" office:value="0.359935028791834" calcext:value-type="float">
            <text:p>0.359935028791834</text:p>
          </table:table-cell>
          <table:table-cell table:number-columns-repeated="2"/>
          <table:table-cell table:formula="of:=[.Q37]*(([.$B37]-[.I$45])^2)" office:value-type="float" office:value="0.419678939524053" calcext:value-type="float">
            <text:p>0.419678939524053</text:p>
          </table:table-cell>
          <table:table-cell table:number-columns-repeated="4"/>
          <table:table-cell table:formula="of:=COM.MICROSOFT.NORM.DIST([.$B37];[.C$45];[.E$45];0)" office:value-type="float" office:value="0.225513356649257" calcext:value-type="float">
            <text:p>0.225513356649257</text:p>
          </table:table-cell>
          <table:table-cell table:formula="of:=COM.MICROSOFT.NORM.DIST([.$B37];[.F$45];[.H$45];0)" office:value-type="float" office:value="0.194407759805178" calcext:value-type="float">
            <text:p>0.194407759805178</text:p>
          </table:table-cell>
          <table:table-cell table:style-name="Default" table:formula="of:=COM.MICROSOFT.NORM.DIST([.$B37];[.I$45];[.K$45];0)" office:value-type="float" office:value="0.2054975917646" calcext:value-type="float">
            <text:p>0.2054975917646</text:p>
          </table:table-cell>
          <table:table-cell table:formula="of:=([.$O56]*[.L$45])/(([.$O56]*[.L$45])+([.$P56]*[.M$45])+([.$Q56]*[.N$45]))" office:value-type="float" office:value="0.449933304232509" calcext:value-type="float">
            <text:p>0.449933304232509</text:p>
          </table:table-cell>
          <table:table-cell table:formula="of:=([.$P56]*[.M$45])/(([.$O56]*[.L$45])+([.$P56]*[.M$45])+([.$Q56]*[.N$45]))" office:value-type="float" office:value="0.251915682078047" calcext:value-type="float">
            <text:p>0.251915682078047</text:p>
          </table:table-cell>
          <table:table-cell table:formula="of:=([.$Q56]*[.N$45])/(([.$O56]*[.L$45])+([.$P56]*[.M$45])+([.$Q56]*[.N$45]))" office:value-type="float" office:value="0.298151013689444" calcext:value-type="float">
            <text:p>0.298151013689444</text:p>
          </table:table-cell>
        </table:table-row>
        <table:table-row table:style-name="ro1">
          <table:table-cell table:number-columns-repeated="3"/>
          <table:table-cell table:formula="of:=[.O38]*(([.$B38]-[.C$45])^2)" office:value-type="float" office:value="0.437575902529479" calcext:value-type="float">
            <text:p>0.437575902529479</text:p>
          </table:table-cell>
          <table:table-cell table:number-columns-repeated="2"/>
          <table:table-cell table:formula="of:=[.P38]*(([.$B38]-[.F$45])^2)" office:value-type="float" office:value="0.347950502975418" calcext:value-type="float">
            <text:p>0.347950502975418</text:p>
          </table:table-cell>
          <table:table-cell table:number-columns-repeated="2"/>
          <table:table-cell table:formula="of:=[.Q38]*(([.$B38]-[.I$45])^2)" office:value-type="float" office:value="0.398886019913372" calcext:value-type="float">
            <text:p>0.398886019913372</text:p>
          </table:table-cell>
          <table:table-cell table:number-columns-repeated="4"/>
          <table:table-cell table:formula="of:=COM.MICROSOFT.NORM.DIST([.$B38];[.C$45];[.E$45];0)" office:value-type="float" office:value="0.22796224164775" calcext:value-type="float">
            <text:p>0.22796224164775</text:p>
          </table:table-cell>
          <table:table-cell table:formula="of:=COM.MICROSOFT.NORM.DIST([.$B38];[.F$45];[.H$45];0)" office:value-type="float" office:value="0.195153650050008" calcext:value-type="float">
            <text:p>0.195153650050008</text:p>
          </table:table-cell>
          <table:table-cell table:style-name="Default" table:formula="of:=COM.MICROSOFT.NORM.DIST([.$B38];[.I$45];[.K$45];0)" office:value-type="float" office:value="0.206279788826658" calcext:value-type="float">
            <text:p>0.206279788826658</text:p>
          </table:table-cell>
          <table:table-cell table:formula="of:=([.$O57]*[.L$45])/(([.$O57]*[.L$45])+([.$P57]*[.M$45])+([.$Q57]*[.N$45]))" office:value-type="float" office:value="0.451663294620478" calcext:value-type="float">
            <text:p>0.451663294620478</text:p>
          </table:table-cell>
          <table:table-cell table:formula="of:=([.$P57]*[.M$45])/(([.$O57]*[.L$45])+([.$P57]*[.M$45])+([.$Q57]*[.N$45]))" office:value-type="float" office:value="0.251127511938561" calcext:value-type="float">
            <text:p>0.251127511938561</text:p>
          </table:table-cell>
          <table:table-cell table:formula="of:=([.$Q57]*[.N$45])/(([.$O57]*[.L$45])+([.$P57]*[.M$45])+([.$Q57]*[.N$45]))" office:value-type="float" office:value="0.29720919344096" calcext:value-type="float">
            <text:p>0.29720919344096</text:p>
          </table:table-cell>
        </table:table-row>
        <table:table-row table:style-name="ro1">
          <table:table-cell table:number-columns-repeated="3"/>
          <table:table-cell table:formula="of:=[.O39]*(([.$B39]-[.C$45])^2)" office:value-type="float" office:value="0.0160481441722413" calcext:value-type="float">
            <text:p>0.016048144172241</text:p>
          </table:table-cell>
          <table:table-cell table:number-columns-repeated="2"/>
          <table:table-cell table:formula="of:=[.P39]*(([.$B39]-[.F$45])^2)" office:value-type="float" office:value="0.758220080716904" calcext:value-type="float">
            <text:p>0.758220080716904</text:p>
          </table:table-cell>
          <table:table-cell table:number-columns-repeated="2"/>
          <table:table-cell table:formula="of:=[.Q39]*(([.$B39]-[.I$45])^2)" office:value-type="float" office:value="1.11419436255754" calcext:value-type="float">
            <text:p>1.11419436255754</text:p>
          </table:table-cell>
          <table:table-cell table:number-columns-repeated="4"/>
          <table:table-cell table:formula="of:=COM.MICROSOFT.NORM.DIST([.$B39];[.C$45];[.E$45];0)" office:value-type="float" office:value="0.153078540222337" calcext:value-type="float">
            <text:p>0.153078540222337</text:p>
          </table:table-cell>
          <table:table-cell table:formula="of:=COM.MICROSOFT.NORM.DIST([.$B39];[.F$45];[.H$45];0)" office:value-type="float" office:value="0.16987572462072" calcext:value-type="float">
            <text:p>0.16987572462072</text:p>
          </table:table-cell>
          <table:table-cell table:style-name="Default" table:formula="of:=COM.MICROSOFT.NORM.DIST([.$B39];[.I$45];[.K$45];0)" office:value-type="float" office:value="0.179621456806273" calcext:value-type="float">
            <text:p>0.179621456806273</text:p>
          </table:table-cell>
          <table:table-cell table:formula="of:=([.$O58]*[.L$45])/(([.$O58]*[.L$45])+([.$P58]*[.M$45])+([.$Q58]*[.N$45]))" office:value-type="float" office:value="0.388494553170896" calcext:value-type="float">
            <text:p>0.388494553170896</text:p>
          </table:table-cell>
          <table:table-cell table:formula="of:=([.$P58]*[.M$45])/(([.$O58]*[.L$45])+([.$P58]*[.M$45])+([.$Q58]*[.N$45]))" office:value-type="float" office:value="0.280006221151272" calcext:value-type="float">
            <text:p>0.280006221151272</text:p>
          </table:table-cell>
          <table:table-cell table:formula="of:=([.$Q58]*[.N$45])/(([.$O58]*[.L$45])+([.$P58]*[.M$45])+([.$Q58]*[.N$45]))" office:value-type="float" office:value="0.331499225677831" calcext:value-type="float">
            <text:p>0.331499225677831</text:p>
          </table:table-cell>
        </table:table-row>
        <table:table-row table:style-name="ro1">
          <table:table-cell table:number-columns-repeated="3"/>
          <table:table-cell table:formula="of:=[.O40]*(([.$B40]-[.C$45])^2)" office:value-type="float" office:value="0.0179681244945647" calcext:value-type="float">
            <text:p>0.017968124494565</text:p>
          </table:table-cell>
          <table:table-cell table:number-columns-repeated="2"/>
          <table:table-cell table:formula="of:=[.P40]*(([.$B40]-[.F$45])^2)" office:value-type="float" office:value="0.751758503966875" calcext:value-type="float">
            <text:p>0.751758503966875</text:p>
          </table:table-cell>
          <table:table-cell table:number-columns-repeated="2"/>
          <table:table-cell table:formula="of:=[.Q40]*(([.$B40]-[.I$45])^2)" office:value-type="float" office:value="1.10626725626948" calcext:value-type="float">
            <text:p>1.10626725626948</text:p>
          </table:table-cell>
          <table:table-cell table:number-columns-repeated="4"/>
          <table:table-cell table:formula="of:=COM.MICROSOFT.NORM.DIST([.$B40];[.C$45];[.E$45];0)" office:value-type="float" office:value="0.154411871563766" calcext:value-type="float">
            <text:p>0.154411871563766</text:p>
          </table:table-cell>
          <table:table-cell table:formula="of:=COM.MICROSOFT.NORM.DIST([.$B40];[.F$45];[.H$45];0)" office:value-type="float" office:value="0.170382041493992" calcext:value-type="float">
            <text:p>0.170382041493992</text:p>
          </table:table-cell>
          <table:table-cell table:style-name="Default" table:formula="of:=COM.MICROSOFT.NORM.DIST([.$B40];[.I$45];[.K$45];0)" office:value-type="float" office:value="0.180158035981442" calcext:value-type="float">
            <text:p>0.180158035981442</text:p>
          </table:table-cell>
          <table:table-cell table:formula="of:=([.$O59]*[.L$45])/(([.$O59]*[.L$45])+([.$P59]*[.M$45])+([.$Q59]*[.N$45]))" office:value-type="float" office:value="0.389847794492537" calcext:value-type="float">
            <text:p>0.389847794492537</text:p>
          </table:table-cell>
          <table:table-cell table:formula="of:=([.$P59]*[.M$45])/(([.$O59]*[.L$45])+([.$P59]*[.M$45])+([.$Q59]*[.N$45]))" office:value-type="float" office:value="0.279385555196927" calcext:value-type="float">
            <text:p>0.279385555196927</text:p>
          </table:table-cell>
          <table:table-cell table:formula="of:=([.$Q59]*[.N$45])/(([.$O59]*[.L$45])+([.$P59]*[.M$45])+([.$Q59]*[.N$45]))" office:value-type="float" office:value="0.330766650310536" calcext:value-type="float">
            <text:p>0.330766650310536</text:p>
          </table:table-cell>
        </table:table-row>
        <table:table-row table:style-name="ro1">
          <table:table-cell table:number-columns-repeated="3"/>
          <table:table-cell table:formula="of:=[.O41]*(([.$B41]-[.C$45])^2)" office:value-type="float" office:value="0.0222169704697072" calcext:value-type="float">
            <text:p>0.022216970469707</text:p>
          </table:table-cell>
          <table:table-cell table:number-columns-repeated="2"/>
          <table:table-cell table:formula="of:=[.P41]*(([.$B41]-[.F$45])^2)" office:value-type="float" office:value="0.73945299991061" calcext:value-type="float">
            <text:p>0.73945299991061</text:p>
          </table:table-cell>
          <table:table-cell table:number-columns-repeated="2"/>
          <table:table-cell table:formula="of:=[.Q41]*(([.$B41]-[.I$45])^2)" office:value-type="float" office:value="1.09034045523018" calcext:value-type="float">
            <text:p>1.09034045523018</text:p>
          </table:table-cell>
          <table:table-cell table:number-columns-repeated="4"/>
          <table:table-cell table:formula="of:=COM.MICROSOFT.NORM.DIST([.$B41];[.C$45];[.E$45];0)" office:value-type="float" office:value="0.156990293564117" calcext:value-type="float">
            <text:p>0.156990293564117</text:p>
          </table:table-cell>
          <table:table-cell table:formula="of:=COM.MICROSOFT.NORM.DIST([.$B41];[.F$45];[.H$45];0)" office:value-type="float" office:value="0.171353875858558" calcext:value-type="float">
            <text:p>0.171353875858558</text:p>
          </table:table-cell>
          <table:table-cell table:style-name="Default" table:formula="of:=COM.MICROSOFT.NORM.DIST([.$B41];[.I$45];[.K$45];0)" office:value-type="float" office:value="0.181187699853677" calcext:value-type="float">
            <text:p>0.181187699853677</text:p>
          </table:table-cell>
          <table:table-cell table:formula="of:=([.$O60]*[.L$45])/(([.$O60]*[.L$45])+([.$P60]*[.M$45])+([.$Q60]*[.N$45]))" office:value-type="float" office:value="0.392435670864121" calcext:value-type="float">
            <text:p>0.392435670864121</text:p>
          </table:table-cell>
          <table:table-cell table:formula="of:=([.$P60]*[.M$45])/(([.$O60]*[.L$45])+([.$P60]*[.M$45])+([.$Q60]*[.N$45]))" office:value-type="float" office:value="0.278198858039242" calcext:value-type="float">
            <text:p>0.278198858039242</text:p>
          </table:table-cell>
          <table:table-cell table:formula="of:=([.$Q60]*[.N$45])/(([.$O60]*[.L$45])+([.$P60]*[.M$45])+([.$Q60]*[.N$45]))" office:value-type="float" office:value="0.329365471096636" calcext:value-type="float">
            <text:p>0.329365471096636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16:28:57.800838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0:11.216774746</meta:creation-date>
    <dc:date>2018-02-15T17:53:01.650031745</dc:date>
    <meta:editing-duration>PT11M38S</meta:editing-duration>
    <meta:editing-cycles>2</meta:editing-cycles>
    <meta:generator>LibreOffice/5.4.2.2$Linux_X86_64 LibreOffice_project/40m0$Build-2</meta:generator>
    <meta:document-statistic meta:table-count="1" meta:cell-count="359" meta:object-count="0"/>
  </office:meta>
</office:document-meta>
</file>